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6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17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9fbe01"/>
    </style:style>
    <style:style style:name="P21" style:family="paragraph" style:parent-style-name="Heading_20_2">
      <style:text-properties officeooo:paragraph-rsid="00a2efa6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f924d"/>
    </style:style>
    <style:style style:name="P25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</style:style>
    <style:style style:name="P26" style:family="paragraph" style:parent-style-name="Text_20_body" style:list-style-name="L2" style:master-page-name="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style:page-number="auto" fo:background-color="transparent">
        <style:tab-stops>
          <style:tab-stop style:position="0.095cm"/>
        </style:tab-stops>
      </style:paragraph-properties>
    </style:style>
    <style:style style:name="P27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28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paragraph-rsid="0094c5c8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style:font-style-asian="italic" style:font-style-complex="italic"/>
    </style:style>
    <style:style style:name="P31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officeooo:rsid="00910877" officeooo:paragraph-rsid="00910877" style:font-style-asian="italic" style:font-style-complex="italic"/>
    </style:style>
    <style:style style:name="P32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normal" officeooo:rsid="00910877" officeooo:paragraph-rsid="00910877" style:font-style-asian="normal" style:font-style-complex="normal"/>
    </style:style>
    <style:style style:name="P33" style:family="paragraph" style:parent-style-name="Text_20_body" style:list-style-name="L4">
      <style:text-properties officeooo:rsid="009759c6" officeooo:paragraph-rsid="009759c6"/>
    </style:style>
    <style:style style:name="P34" style:family="paragraph" style:parent-style-name="Text_20_body" style:list-style-name="L4">
      <style:text-properties officeooo:rsid="00993635" officeooo:paragraph-rsid="00993635"/>
    </style:style>
    <style:style style:name="P3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c07c8" officeooo:paragraph-rsid="00160dc7"/>
    </style:style>
    <style:style style:name="P36" style:family="paragraph" style:parent-style-name="Text_20_body">
      <style:text-properties officeooo:paragraph-rsid="009e3905"/>
    </style:style>
    <style:style style:name="P37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8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39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rsid="0088834a" fo:background-color="transparent"/>
    </style:style>
    <style:style style:name="P40" style:family="paragraph" style:parent-style-name="Мой_20_код">
      <loext:graphic-properties draw:fill="solid" draw:fill-color="#f0f0f0" draw:opacity="100%"/>
      <style:paragraph-properties fo:background-color="#f0f0f0"/>
      <style:text-properties officeooo:rsid="0088834a"/>
    </style:style>
    <style:style style:name="P41" style:family="paragraph" style:parent-style-name="Мой_20_код">
      <style:text-properties officeooo:rsid="007ab199"/>
    </style:style>
    <style:style style:name="P42" style:family="paragraph" style:parent-style-name="Мой_20_код">
      <loext:graphic-properties draw:fill="solid" draw:fill-color="#f0f0f0" draw:opacity="100%"/>
      <style:paragraph-properties fo:background-color="#f0f0f0"/>
      <style:text-properties officeooo:rsid="0096415f"/>
    </style:style>
    <style:style style:name="P43" style:family="paragraph" style:parent-style-name="Примечание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language="en" fo:country="US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language="en" fo:country="US" fo:font-style="normal" fo:font-weight="bold" officeooo:rsid="009fbe01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language="en" fo:country="US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language="en" fo:country="US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language="ru" fo:country="RU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PT Astra Serif2" fo:font-size="18.3999996185303pt" fo:language="ru" fo:country="RU" fo:font-style="normal" fo:font-weight="bold" officeooo:rsid="009fbe01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22" style:family="text">
      <style:text-properties fo:color="#bbbbbb" loext:opacity="100%"/>
    </style:style>
    <style:style style:name="T23" style:family="text">
      <style:text-properties fo:color="#666666" loext:opacity="100%"/>
    </style:style>
    <style:style style:name="T24" style:family="text">
      <style:text-properties fo:color="#007020" loext:opacity="100%" fo:font-weight="bold"/>
    </style:style>
    <style:style style:name="T25" style:family="text">
      <style:text-properties fo:color="#06287e" loext:opacity="100%"/>
    </style:style>
    <style:style style:name="T26" style:family="text">
      <style:text-properties fo:color="#60a0b0" loext:opacity="100%" fo:font-style="italic"/>
    </style:style>
    <style:style style:name="T27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8" style:family="text">
      <style:text-properties officeooo:rsid="00609c09"/>
    </style:style>
    <style:style style:name="T29" style:family="text">
      <style:text-properties fo:color="#0e84b5" loext:opacity="100%" fo:font-weight="bold"/>
    </style:style>
    <style:style style:name="T30" style:family="text">
      <style:text-properties officeooo:rsid="007cb891"/>
    </style:style>
    <style:style style:name="T31" style:family="text">
      <style:text-properties officeooo:rsid="007f69a8"/>
    </style:style>
    <style:style style:name="T32" style:family="text">
      <style:text-properties officeooo:rsid="0088834a"/>
    </style:style>
    <style:style style:name="T33" style:family="text">
      <style:text-properties officeooo:rsid="0089d258"/>
    </style:style>
    <style:style style:name="T34" style:family="text">
      <style:text-properties officeooo:rsid="008b9928"/>
    </style:style>
    <style:style style:name="T35" style:family="text">
      <style:text-properties officeooo:rsid="008ca150"/>
    </style:style>
    <style:style style:name="T36" style:family="text">
      <style:text-properties officeooo:rsid="008e9b3b"/>
    </style:style>
    <style:style style:name="T37" style:family="text">
      <style:text-properties officeooo:rsid="008f924d"/>
    </style:style>
    <style:style style:name="T38" style:family="text">
      <style:text-properties officeooo:rsid="0091eddf"/>
    </style:style>
    <style:style style:name="T39" style:family="text">
      <style:text-properties style:font-name="Source Code Pro Semibold" fo:font-size="13.5pt" fo:font-style="italic" fo:font-weight="normal" style:font-size-asian="13.5pt" style:font-style-asian="italic" style:font-weight-asian="normal"/>
    </style:style>
    <style:style style:name="T40" style:family="text">
      <style:text-properties style:font-name="Source Code Pro Semibold" fo:font-size="13.5pt" fo:font-style="normal" fo:font-weight="normal" style:font-size-asian="13.5pt" style:font-style-asian="normal" style:font-weight-asian="normal"/>
    </style:style>
    <style:style style:name="T41" style:family="text">
      <style:text-properties officeooo:rsid="0092ff1e"/>
    </style:style>
    <style:style style:name="T42" style:family="text">
      <style:text-properties officeooo:rsid="009444f7"/>
    </style:style>
    <style:style style:name="T43" style:family="text">
      <style:text-properties officeooo:rsid="0094c5c8"/>
    </style:style>
    <style:style style:name="T44" style:family="text">
      <style:text-properties officeooo:rsid="009537e8"/>
    </style:style>
    <style:style style:name="T45" style:family="text">
      <style:text-properties officeooo:rsid="0095400a"/>
    </style:style>
    <style:style style:name="T46" style:family="text">
      <style:text-properties officeooo:rsid="0096415f"/>
    </style:style>
    <style:style style:name="T47" style:family="text">
      <style:text-properties officeooo:rsid="009759c6"/>
    </style:style>
    <style:style style:name="T48" style:family="text">
      <style:text-properties fo:language="en" fo:country="US" officeooo:rsid="009a5990"/>
    </style:style>
    <style:style style:name="T49" style:family="text">
      <style:text-properties fo:language="ru" fo:country="RU" officeooo:rsid="009c07c8"/>
    </style:style>
    <style:style style:name="T50" style:family="text">
      <style:text-properties officeooo:rsid="009e3905"/>
    </style:style>
    <style:style style:name="T5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officeooo:rsid="00a15ac5"/>
    </style:style>
    <style:style style:name="T53" style:family="text">
      <style:text-properties officeooo:rsid="00a2ef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5">Краснодарского <text:s/>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27"/></text:span></text:p>
      <text:p text:style-name="P1"/>
      <text:p text:style-name="P1"/>
      <text:p text:style-name="P12"/>
      <text:p text:style-name="P15">РАЗРАБОТКА МОБИЛЬНЫХ ПРИЛОЖЕНИЙ</text:p>
      <text:p text:style-name="P13"/>
      <text:p text:style-name="P13"/>
      <text:p text:style-name="P10">ЛАБОРАТОРНАЯ РАБОТА №<text:span text:style-name="T30">7</text:span></text:p>
      <text:p text:style-name="P2">по теме:</text:p>
      <text:h text:style-name="P17" text:outline-level="1">Создание <text:span text:style-name="T30">приложения с несколькими экранами</text:span>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text:span text:style-name="T49">И-31</text:span></text:p>
      <text:p text:style-name="P35">Сафронов Данил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28">дисциплины «Разработка мобильных приложений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8" text:outline-level="2"><text:span text:style-name="T9">1 </text:span><text:span text:style-name="T11">Описание проекта</text:span></text:h>
      <text:p text:style-name="P36"><text:span text:style-name="T50">Эта работа представляет собой приложение, которое состоит из трех экранов. Первый экран — главный. На нем размещен краткий вводный текст и кнопка. Кнопка позволяет пользователю перейти к следующему экрану. Следующий экран содержит поле для ввода текста пользователем. </text:span></text:p>
      <text:h text:style-name="P20" text:outline-level="2"><text:span text:style-name="T19">2</text:span><text:span text:style-name="T9"> </text:span><text:span text:style-name="T19">Ход работы</text:span></text:h>
      <text:h text:style-name="P19" text:outline-level="2"><text:span text:style-name="T15">3</text:span><text:span text:style-name="T9"> </text:span><text:span text:style-name="T19">Программный код</text:span></text:h>
      <text:p text:style-name="Листинг">Листинг 1. <text:span text:style-name="T45">Файл WelcomeFragment.kt</text:span></text:p>
      <text:p text:style-name="P40"><text:span text:style-name="T21"/></text:p>
      <text:p text:style-name="Листинг">Листинг 2. <text:span text:style-name="T32">Файл fragment_welcome.xml</text:span></text:p>
      <text:p text:style-name="P41"/>
      <text:p text:style-name="Листинг">Листинг 3. <text:span text:style-name="T32">Файл activity_main.xml</text:span></text:p>
      <text:p text:style-name="P41"/>
      <text:p text:style-name="Листинг">Листинг 4. <text:span text:style-name="T35">Файл fragment_message.xml</text:span></text:p>
      <text:p text:style-name="P41"/>
      <text:p text:style-name="Листинг">Листинг <text:span text:style-name="T36">5. </text:span><text:span text:style-name="T47">Файл MessageFragment.kt</text:span></text:p>
      <text:p text:style-name="P42"/>
      <text:h text:style-name="Heading_20_2" text:outline-level="2"><text:span text:style-name="T53">4</text:span> <text:span text:style-name="T52">Скриншоты приложения и формы</text:span></text:h>
      <text:h text:style-name="P21" text:outline-level="2"><text:span text:style-name="T53">5</text:span> <text:span text:style-name="T53">Вывод</text:span></text:h>
      <text:list text:style-name="L4">
        <text:list-header>
          <text:p text:style-name="P34">В качестве вывода, опишите основные шаги по созданию многооконного мобильного приложения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4H6M24S</meta:editing-duration>
    <meta:editing-cycles>38</meta:editing-cycles>
    <meta:generator>LibreOffice/24.2.1.2$Windows_X86_64 LibreOffice_project/db4def46b0453cc22e2d0305797cf981b68ef5ac</meta:generator>
    <dc:title>Реферат ГОСТ</dc:title>
    <dc:date>2024-09-28T11:51:50.140000000</dc:date>
    <meta:document-statistic meta:table-count="0" meta:image-count="0" meta:object-count="0" meta:page-count="2" meta:paragraph-count="26" meta:word-count="132" meta:character-count="1046" meta:non-whitespace-character-count="936"/>
  </office:meta>
</office:document-meta>
</file>